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ee0" officeooo:paragraph-rsid="001a3ee0"/>
    </style:style>
    <style:style style:name="P2" style:family="paragraph" style:parent-style-name="Standard" style:list-style-name="L1">
      <style:text-properties officeooo:rsid="001a3ee0" officeooo:paragraph-rsid="001a3ee0"/>
    </style:style>
    <style:style style:name="P3" style:family="paragraph" style:parent-style-name="Standard" style:list-style-name="L2">
      <style:text-properties officeooo:rsid="001a3ee0" officeooo:paragraph-rsid="001a3e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 TERM:</text:p>
      <text:list xml:id="list2890781810" text:style-name="L1">
        <text:list-item>
          <text:p text:style-name="P2">IMAGE RECOGNITION</text:p>
          <text:list>
            <text:list-item>
              <text:p text:style-name="P2">admin – 2fA?</text:p>
            </text:list-item>
            <text:list-item>
              <text:p text:style-name="P2">Other users </text:p>
            </text:list-item>
            <text:list-item>
              <text:p text:style-name="P2">genral feature/object extraction</text:p>
            </text:list-item>
          </text:list>
        </text:list-item>
        <text:list-item>
          <text:p text:style-name="P2">BETTER CONVOS</text:p>
          <text:list>
            <text:list-item>
              <text:p text:style-name="P2">short/long term memory syst – diff for each user</text:p>
            </text:list-item>
            <text:list-item>
              <text:p text:style-name="P2">see personailty forge for more ideas</text:p>
            </text:list-item>
          </text:list>
        </text:list-item>
        <text:list-item>
          <text:p text:style-name="P2">DATA/KNOWLEDGE/FACT DB </text:p>
          <text:list>
            <text:list-item>
              <text:p text:style-name="P2">Fact extraction</text:p>
              <text:list>
                <text:list-item>
                  <text:p text:style-name="P2">nltk+pytorch</text:p>
                </text:list-item>
              </text:list>
            </text:list-item>
            <text:list-item>
              <text:p text:style-name="P2">webscraping</text:p>
            </text:list-item>
          </text:list>
        </text:list-item>
        <text:list-item>
          <text:p text:style-name="P2">DEEPLEARNING</text:p>
        </text:list-item>
      </text:list>
      <text:p text:style-name="P1">SHORT TERM:</text:p>
      <text:list xml:id="list1910898548" text:style-name="L2">
        <text:list-item>
          <text:p text:style-name="P3">calendar</text:p>
          <text:list>
            <text:list-item>
              <text:p text:style-name="P3">reminders/alarms/</text:p>
            </text:list-item>
            <text:list-item>
              <text:p text:style-name="P3">events</text:p>
            </text:list-item>
          </text:list>
        </text:list-item>
        <text:list-item>
          <text:p text:style-name="P3">music</text:p>
          <text:list>
            <text:list-item>
              <text:p text:style-name="P3">spoitify</text:p>
            </text:list-item>
            <text:list-item>
              <text:p text:style-name="P3">mp3</text:p>
            </text:list-item>
          </text:list>
        </text:list-item>
        <text:list-item>
          <text:p text:style-name="P3">news - </text:p>
          <text:list>
            <text:list-item>
              <text:p text:style-name="P3">breaking</text:p>
            </text:list-item>
            <text:list-item>
              <text:p text:style-name="P3">topics</text:p>
            </text:list-item>
            <text:list-item>
              <text:p text:style-name="P3">daily</text:p>
            </text:list-item>
          </text:list>
        </text:list-item>
        <text:list-item>
          <text:p text:style-name="P3">notetak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7:27:27.204583350</meta:creation-date>
    <dc:date>2020-10-01T17:35:48.444649013</dc:date>
    <meta:editing-duration>PT8M24S</meta:editing-duration>
    <meta:editing-cycles>1</meta:editing-cycles>
    <meta:document-statistic meta:table-count="0" meta:image-count="0" meta:object-count="0" meta:page-count="1" meta:paragraph-count="25" meta:word-count="71" meta:character-count="393" meta:non-whitespace-character-count="365"/>
    <meta:generator>LibreOffice/6.0.7.3$Linux_X86_64 LibreOffice_project/00m0$Build-3</meta:generator>
  </office:meta>
</office:document-meta>
</file>